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dUpdater.setValueType( Class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Updater.get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Updater.handleException( Context context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dUpdater.update( Context context , Object newValu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